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 or arouse the curiosity/intere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ugnant</text:p>
          </table:table-cell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 table:number-columns-repeated="2"/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</text:p>
          </table:table-cell>
          <table:table-cell table:number-columns-repeated="3"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 table:number-columns-repeated="3"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 table:number-columns-repeated="3"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table:number-columns-repeated="3"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 table:number-columns-repeated="3"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static</text:p>
          </table:table-cell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ber</text:p>
          </table:table-cell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nitive</text:p>
          </table:table-cell>
          <table:table-cell office:value-type="string" calcext:value-type="string">
            <text:p>mental 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edite </text:p>
          </table:table-cell>
          <table:table-cell office:value-type="string" calcext:value-type="string">
            <text:p>To cause to happen faster</text:p>
          </table:table-cell>
          <table:table-cell table:number-columns-repeated="3"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erate</text:p>
          </table:table-cell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wilder</text:p>
          </table:table-cell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udent</text:p>
          </table:table-cell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rth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tribe</text:p>
          </table:table-cell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guine</text:p>
          </table:table-cell>
          <table:table-cell office:value-type="string" calcext:value-type="string">
            <text:p>confident and hopeful</text:p>
          </table:table-cell>
          <table:table-cell table:number-columns-repeated="3"/>
          <table:table-cell office:value-type="string" calcext:value-type="string">
            <text:p>He is sanguine about the company’s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gubrious</text:p>
          </table:table-cell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e</text:p>
          </table:table-cell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urgence</text:p>
          </table:table-cell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acea</text:p>
          </table:table-cell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tant</text:p>
          </table:table-cell>
          <table:table-cell office:value-type="string" calcext:value-type="string">
            <text:p>very obvious or lack of subtlety</text:p>
          </table:table-cell>
          <table:table-cell table:number-columns-repeated="3"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athema</text:p>
          </table:table-cell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vade</text:p>
          </table:table-cell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</text:p>
          </table:table-cell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mbrage</text:p>
          </table:table-cell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edate</text:p>
          </table:table-cell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 facto</text:p>
          </table:table-cell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dacious</text:p>
          </table:table-cell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tent</text:p>
          </table:table-cell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eak</text:p>
          </table:table-cell>
          <table:table-cell office:value-type="string" calcext:value-type="string">
            <text:p>very strength and unus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plicity</text:p>
          </table:table-cell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der</text:p>
          </table:table-cell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nuate </text:p>
          </table:table-cell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d horse</text:p>
          </table:table-cell>
          <table:table-cell office:value-type="string" calcext:value-type="string">
            <text:p>something that is no longer us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<text:s/>a slow and gradual movement</text:p>
          </table:table-cell>
          <table:table-cell table:number-columns-repeated="16382"/>
        </table:table-row>
        <table:table-row table:style-name="ro2" table:number-rows-repeated="104800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 style:data-style-name="N2" text:time-value="14:57:41.4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24T16:34:59.495000000</dc:date>
    <meta:editing-duration>P5DT5H9M52S</meta:editing-duration>
    <meta:editing-cycles>1483</meta:editing-cycles>
    <meta:generator>LibreOffice/24.8.4.2$Windows_X86_64 LibreOffice_project/bb3cfa12c7b1bf994ecc5649a80400d06cd71002</meta:generator>
    <meta:document-statistic meta:table-count="1" meta:cell-count="1753" meta:object-count="0"/>
  </office:meta>
</office:document-meta>
</file>